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a168e"/>
    </style:style>
    <style:style style:name="T1" style:family="text">
      <style:text-properties officeooo:rsid="001a1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dir Relatório de casos</text:span> -Caso de Uso</text:p>
      <text:p text:style-name="P2">NOME</text:p>
      <text:p text:style-name="P2"><text:span text:style-name="T1">Pedir Relatório de Casos </text:span></text:p>
      <text:p text:style-name="P2"/>
      <text:p text:style-name="P2">DESCRIÇÃO SUCINTA</text:p>
      <text:p text:style-name="P3">Usuário <text:span text:style-name="T1">vai na aba relatório e pede um relatório por geolocalização</text:span></text:p>
      <text:p text:style-name="P2"/>
      <text:p text:style-name="P2">Atores </text:p>
      <text:p text:style-name="P2">Usuário</text:p>
      <text:p text:style-name="P2"/>
      <text:p text:style-name="P2">PRÉ-CONDIÇÕES</text:p>
      <text:p text:style-name="P2">Nenhuma</text:p>
      <text:p text:style-name="P2"/>
      <text:p text:style-name="P2">FLUXO BÁSICO</text:p>
      <text:p text:style-name="P2">1. O usuário seleciona a opção <text:span text:style-name="T1">relatório </text:span></text:p>
      <text:p text:style-name="P2">2. O usuário <text:span text:style-name="T1">seleciona</text:span> <text:span text:style-name="T1">a localização</text:span></text:p>
      <text:p text:style-name="P2">3. O sistema <text:span text:style-name="T1">emite um relatório de casos da covid 19 pela geolocalização requerida</text:span></text:p>
      <text:p text:style-name="P2">4. Caso de uso é encerrado</text:p>
      <text:p text:style-name="P2"/>
      <text:p text:style-name="P2">FLUXOS ALTERNATIVOS: </text:p>
      <text:p text:style-name="P2">Alternativa ao passo 3 – <text:span text:style-name="T1">usuário não seleciona a localização desejada </text:span></text:p>
      <text:p text:style-name="P2">1.a O sistema informa <text:span text:style-name="T1">que deve ser preenchida a localização</text:span></text:p>
      <text:p text:style-name="P2">1.b O usuário <text:span text:style-name="T1">seleciona a localiza</text:span></text:p>
      <text:p text:style-name="Standard">1.c O Sistema retoma ao passo 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5T16:29:34.111000000</dc:date>
    <meta:editing-duration>PT34S</meta:editing-duration>
    <meta:editing-cycles>1</meta:editing-cycles>
    <meta:document-statistic meta:table-count="0" meta:image-count="0" meta:object-count="0" meta:page-count="1" meta:paragraph-count="19" meta:word-count="99" meta:character-count="596" meta:non-whitespace-character-count="510"/>
    <meta:generator>LibreOffice/7.0.3.1$Windows_X86_64 LibreOffice_project/d7547858d014d4cf69878db179d326fc3483e082</meta:generator>
  </office:meta>
</office:document-meta>
</file>